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32c4"/>
    </style:style>
    <style:style style:name="T1" style:family="text">
      <style:text-properties officeooo:rsid="001d32c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officeooo:rsid="001d32c4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 Puppet, my greatest accomplishment, my only friend, my personal servant, my greatest disappointment, my ultimate fear, et cetera, et cetera,</text:p>
      <text:p text:style-name="Standard"/>
      <text:p text:style-name="Standard">If you're hearing this, it means that my body has been destroyed. No doubt by that madman across the street. </text:p>
      <text:p text:style-name="Standard"/>
      <text:p text:style-name="Standard">I know. Very sad. </text:p>
      <text:p text:style-name="Standard"/>
      <text:p text:style-name="P1">But fear not, Puppet, for in my genius, I foresaw this eventuality years ago and set a plan in motion, the culmination of which will be my rebirth and the <text:span text:style-name="T1">dawn</text:span> OF MY IMMORTALITY! <text:span text:style-name="T2">STEIN WILL RUE THE DAY HE CROSSED PATHS WITH ME</text:span>, <text:span text:style-name="T3">THE ONLY NON-MAD SCIENTIST IN THE LAND,</text:span> <text:span text:style-name="T4">PROFESSOR ALFRED STRANGE! AND I WILL CRUSH THE... </text:span></text:p>
      <text:p text:style-name="P1"><text:span text:style-name="T4"/></text:p>
      <text:p text:style-name="P1">the, <text:span text:style-name="T1">uh</text:span>... <text:span text:style-name="T1">the… </text:span>oh, topic at hand.</text:p>
      <text:p text:style-name="Standard"/>
      <text:p text:style-name="P1">Unfortunately, if you're hearing this, it also means we still have work to do. I have yet to be able to procure the last few ingredients to restore my former self, so you're going to need to run some errands for me, Puppet. </text:p>
      <text:p text:style-name="P1"/>
      <text:p text:style-name="P1">Nothing too serious; I'm sure I could have done it myself when I was alive, but you <text:span text:style-name="T5">will </text:span>need to break into Doctor Stein's little shack over there and grab some things. He won't miss them. I mean, these treasures are wasted on anyone but a sane, first-rate scientist. </text:p>
      <text:p text:style-name="P1"/>
      <text:p text:style-name="P1"><text:span text:style-name="T1">S</text:span>o, just drop in, grab the supplies, and reel yourself out of there unnoticed. </text:p>
      <text:p text:style-name="Standard"/>
      <text:p text:style-name="Standard">We're still missing a... ah, let's see [paper being loudly uncrumpled]:</text:p>
      <text:p text:style-name="Standard">* One Tome of the Damned, first edition (hardcover)</text:p>
      <text:p text:style-name="Standard">* One Tortured Soul Jar, full</text:p>
      <text:p text:style-name="Standard">* One Vital Essence Siphon</text:p>
      <text:p text:style-name="Standard"/>
      <text:p text:style-name="Standard">Pretty standard stuff. So, just bring that back here, hook it up to the cloning tank, flip the lever, and we should be good to go!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1T19:47:18.887000000</meta:creation-date>
    <dc:date>2025-12-02T10:52:48.033000000</dc:date>
    <meta:editing-duration>PT14H39M51S</meta:editing-duration>
    <meta:editing-cycles>1</meta:editing-cycles>
    <meta:document-statistic meta:table-count="0" meta:image-count="0" meta:object-count="0" meta:page-count="1" meta:paragraph-count="13" meta:word-count="274" meta:character-count="1501" meta:non-whitespace-character-count="1233"/>
    <meta:generator>LibreOffice/24.8.3.1$Windows_X86_64 LibreOffice_project/65412f067af443213e726c93f137ccc85c9a1e06</meta:generator>
  </office:meta>
</office:document-meta>
</file>